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UCARA QUISPE, CARLOS OCTAV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69800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EL PEDREGA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77643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UCARA QUISPE CARLOS OCTAV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69800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776439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BOL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4221</text:p>
          </table:table-cell>
          <table:table-cell table:style-name="Tabla2.D3" office:value-type="string">
            <text:p text:style-name="P23">40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22:55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